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top="0in" fo:margin-bottom="0in" fo:line-height="100%"/>
      <style:text-properties style:font-name="Georgia" fo:font-size="12pt" style:font-size-asian="12pt" style:font-size-complex="12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name-complex="Times New Roman" style:font-size-complex="10.5pt" style:font-weight-complex="normal"/>
    </style:style>
    <style:style style:name="P9" style:family="paragraph" style:parent-style-name="Standard">
      <style:paragraph-properties fo:margin-top="0in" fo:margin-bottom="0in" fo:line-height="100%"/>
      <style:text-properties style:font-name="Georgia" fo:font-size="10.5pt" style:font-size-asian="10.5pt" style:font-size-complex="10.5pt"/>
    </style:style>
    <style:style style:name="P10" style:family="paragraph" style:parent-style-name="Standard">
      <style:paragraph-properties fo:margin-top="0in" fo:margin-bottom="0in" fo:line-height="100%"/>
      <style:text-properties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P11"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1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4"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5"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16"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fo:font-weight="normal" style:font-weight-asian="normal" style:font-name-complex="Times New Roman" style:font-weight-complex="normal"/>
    </style:style>
    <style:style style:name="T8"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9" style:family="text">
      <style:text-properties fo:color="#000000"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0" style:family="text">
      <style:text-properties style:text-underline-style="solid" style:text-underline-width="auto" style:text-underline-color="font-color" fo:font-weight="normal" style:font-weight-asian="normal" style:font-name-complex="Times New Roman" style:font-weight-complex="normal"/>
    </style:style>
    <style:style style:name="T11" style:family="text">
      <style:text-properties fo:font-style="italic" style:text-underline-style="solid" style:text-underline-width="auto" style:text-underline-color="font-color"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ifts For The Repentant Son</text:p>
      <text:p text:style-name="P1"/>
      <text:p text:style-name="P2"><text:span text:style-name="T1">Read:</text:span><text:span text:style-name="T3"> Luke 15:11-32</text:span></text:p>
      <text:p text:style-name="P3"/>
      <text:p text:style-name="P4"><text:span text:style-name="T1">Text:</text:span><text:span text:style-name="T3"> </text:span><text:span text:style-name="T8">Luke 15:22 “But the father said to his servants, Bring forth the best robe, and put </text:span><text:span text:style-name="T9">it</text:span><text:span text:style-name="T8"> on him; and put a ring on his hand, and shoes on </text:span><text:span text:style-name="T9">his</text:span><text:span text:style-name="T8"> feet:”</text:span></text:p>
      <text:p text:style-name="P8"/>
      <text:h text:style-name="P4" text:outline-level="3"><text:span text:style-name="T1">Introduction:</text:span><text:span text:style-name="T7"> Your Bible probably identifies this story as a parable but many scholars believe that this <text:s/>is an actual event because Jesus states that it involves a “certain man.” In reading this story, </text:span><text:span text:style-name="T10">this time</text:span><text:span text:style-name="T7">, I was struck by the immediate response of the father to his son. <text:s/>I noticed that this father seemed to have a prepared answer for his son. It is as if he had mentally rehearsed what he would say when his son returned. He hugged him and kissed him and ignored what he said. His response to his return was a series of orders to his servants. Perhaps he had these items stacked on the end of his sofa just waiting for his son to return.</text:span></text:h>
      <text:h text:style-name="P7" text:outline-level="3"><text:span text:style-name="T7"><text:s text:c="2"/>This morning, I want to talk about these gifts from the father to his returning son.</text:span></text:h>
      <text:h text:style-name="P7" text:outline-level="3"><text:span text:style-name="T7"/></text:h>
      <text:p text:style-name="P9"><text:span text:style-name="T2">First he brings out the best robe:</text:span> This had to be a brand new robe. When the prodigal left he, no doubt, had taken his best clothes with him.</text:p>
      <text:p text:style-name="P9">Think of this: the father had gone out and had a robe made especially for his son in anticipation of his return. He had it right there, waiting for the day it would envelop his son. <text:span text:style-name="T11">This robe represents righteousness</text:span>. The prodigal, up until that time had been anything but righteous. The father who is a representative of the Heavenly Father is covering him with the righteousness that He provides. That is why God calls us saints immed-iately upon our acceptance of His grace. </text:p>
      <text:p text:style-name="P9"/>
      <text:p text:style-name="P9"><text:span text:style-name="T2">Secondly he places a ring on his finger:</text:span> This is not an old piece of costume jewelry that the son left behind. This, no doubt, is a ring made specifically for this son. It would have markings specifically significant to this family relationship. Anyone who saw this ring would know that it was a family heirloom. Just as a wedding ring signifies a special relationship this ring tells anyone who sees it that the wearer is part of a family who is well taken care of. <text:span text:style-name="T11">This ring shows sonship</text:span>. The Father is pleased to recognize this man as more than a servant, more than an acquaintance, and more than just a friend: he is a well loved son!</text:p>
      <text:p text:style-name="P9"/>
      <text:p text:style-name="P9"><text:span text:style-name="T2">Thirdly he puts new shoes on his feet:</text:span> His father had anticipated his need for new shoes. In that part of the world good shoes were more important than <text:s/>almost any other item of clothing for the working man. The were the #1 mode of transportation for the majority of the population. There were scorpions, reptiles, rocks, thorns and a myriad of other things to damage the feet. Shoes were essential to survival and health. If he had shoes when he came home they were so tattered that they were useless. <text:span text:style-name="T11">New shoes were for service</text:span>. This repentant son was now ready to take his place in service for his father.</text:p>
      <text:p text:style-name="P9"/>
      <text:p text:style-name="P9"><text:span text:style-name="T2">Fourth is the calf that he has been preparing for this occasion:</text:span> This is the calf that has been given a daily provision of extra oats for months now. Perhaps the elder brother thought that it was for him but the father had a different plan. He has been fattening up this calf in anticipation of this specific occasion. His son would be coming home and needed to know that the father was ready and able to provide all the <text:s/>sustenance that he would need. <text:span text:style-name="T11">This calf represents the provision</text:span> that our Heavenly Father supplies for His children.</text:p>
      <text:p text:style-name="P10"/>
      <text:p text:style-name="P15"><text:span text:style-name="T6">Conclude:</text:span><text:span text:style-name="T5"> There is much more that we could talk about in regards to this event. We could dwell on the hug and kiss and the immense love that the father had for his son. I was tempted to focus on the fathers defense of the younger son and what he had done when he talked to the elder brother.</text:span></text:p>
      <text:p text:style-name="P12"><text:span text:style-name="T5"><text:s text:c="2"/>To summarize let me say that the father who is a type of our Heavenly Father didn't just sit on the porch whimpering about His lost son. He prepared all that he would need when he came home. He had a brand new robe of righteousness to cover him upon his arrival. He had a new ring that identified the wearer as His son. He provided shoes for service and a fatted calf for sustenance. </text:span></text:p>
      <text:p text:style-name="P12"><text:span text:style-name="T5"><text:s text:c="2"/>Our Heavenly Father has done the same for His wayward children today as well. If you are away from Him then come on home. He is watching and waiting just for you. Your place is ready, your robe and ring are ready, your shoes are just inside the door and there is a fat calf bellowing in the barn. Come on home!</text:span></text:p>
      <text:p text:style-name="P13"><text:span text:style-name="T5"/></text:p>
      <text:p text:style-name="P14"><text:span text:style-name="T5"/></text:p>
      <text:p text:style-name="P16"><text:span text:style-name="T4"/></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8-02-28T13:32:56.65</dc:date>
    <meta:editing-duration>PT2H14M52S</meta:editing-duration>
    <meta:generator>OpenOffice/4.1.3$Win32 OpenOffice.org_project/413m1$Build-9783</meta:generator>
    <meta:document-statistic meta:table-count="0" meta:image-count="0" meta:object-count="0" meta:page-count="1" meta:paragraph-count="13" meta:word-count="814" meta:character-count="43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